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4000000140FF8623E2DE13D64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aleway" svg:font-family="Raleway"/>
    <style:font-face style:name="Source Sans Pro" svg:font-family="'Source Sans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stroke-linejoin="round" draw:fill="solid" draw:fill-color="#c7702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212cm" svg:stroke-color="#980000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c77025" draw:stroke-linejoin="round" draw:fill="solid" draw:fill-color="#c7702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ONL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4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6" style:family="paragraph">
      <loext:graphic-properties draw:fill="solid" draw:fill-color="#c77025"/>
      <style:paragraph-properties fo:text-align="start" style:font-independent-line-spacing="true"/>
      <style:text-properties fo:font-size="14pt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Source Sans Pro" fo:font-size="15pt" fo:letter-spacing="normal" fo:font-style="normal" style:text-underline-style="none" fo:font-weight="normal" style:font-name-asian="Source Sans Pro" style:font-size-asian="15pt" style:font-style-asian="normal" style:font-weight-asian="normal" style:font-name-complex="Source Sans Pro" style:font-size-complex="15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Source Sans Pro" fo:font-size="14pt" fo:letter-spacing="normal" fo:font-style="normal" style:text-underline-style="none" fo:font-weight="normal" style:font-name-asian="Source Sans Pro" style:font-size-asian="14pt" style:font-style-asian="normal" style:font-weight-asian="normal" style:font-name-complex="Source Sans Pro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aleway" fo:font-size="30pt" fo:letter-spacing="normal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Source Sans Pro" fo:font-size="18pt" fo:letter-spacing="normal" fo:font-style="normal" style:text-underline-style="none" fo:font-weight="normal" style:font-name-asian="Source Sans Pro" style:font-size-asian="18pt" style:font-style-asian="normal" style:font-weight-asian="normal" style:font-name-complex="Source Sans Pro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Source Sans Pro" fo:font-size="18pt" fo:letter-spacing="normal" fo:font-style="normal" style:text-underline-style="solid" style:text-underline-width="auto" style:text-underline-color="font-color" fo:font-weight="bold" style:font-name-asian="Source Sans Pro" style:font-size-asian="18pt" style:font-style-asian="normal" style:font-weight-asian="bold" style:font-name-complex="Source Sans Pro" style:font-size-complex="1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Source Sans Pro" fo:font-size="18pt" fo:letter-spacing="normal" fo:font-style="italic" style:text-underline-style="none" fo:font-weight="normal" style:font-name-asian="Source Sans Pro" style:font-size-asian="18pt" style:font-style-asian="italic" style:font-weight-asian="normal" style:font-name-complex="Source Sans Pro" style:font-size-complex="18pt" style:font-style-complex="italic" style:font-weight-complex="normal"/>
    </style:style>
    <style:style style:name="T9" style:family="text">
      <style:text-properties fo:font-variant="normal" fo:text-transform="none" fo:color="#5e2b97" style:text-line-through-style="none" style:text-line-through-type="none" style:text-position="0% 100%" style:font-name="Source Sans Pro" fo:font-size="18pt" fo:letter-spacing="normal" fo:font-style="italic" style:text-underline-style="none" fo:font-weight="normal" style:font-name-asian="Source Sans Pro" style:font-size-asian="18pt" style:font-style-asian="italic" style:font-weight-asian="normal" style:font-name-complex="Source Sans Pro" style:font-size-complex="18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Source Sans Pr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Source Sans Pro" fo:color="#000000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Source Sans Pro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○">
        <style:list-level-properties text:space-before="1.588cm" text:min-label-width="0.952cm"/>
        <style:text-properties style:font-name="Source Sans Pro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0;p13" presentation:style-name="pr1" draw:text-style-name="P2" draw:layer="layout" svg:width="20.287cm" svg:height="4.092cm" svg:x="2.556cm" svg:y="0.735cm" presentation:class="title" presentation:user-transformed="true">
          <draw:text-box>
            <text:p text:style-name="P1"><text:span text:style-name="T1">Writing Models in SasView</text:span></text:p>
          </draw:text-box>
        </draw:frame>
        <draw:custom-shape draw:name="Google Shape;61;p13" draw:style-name="gr1" draw:text-style-name="P3" draw:layer="layout" svg:width="9.271cm" svg:height="1.143cm" svg:x="0.932cm" svg:y="12.046cm">
          <text:p text:style-name="P1"><text:span text:style-name="T2">First Contributing to SasView worksho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13" draw:style-name="gr1" draw:text-style-name="P3" draw:layer="layout" svg:width="5.242cm" svg:height="1.693cm" svg:x="19.47cm" svg:y="12.046cm">
          <text:p text:style-name="P1"><text:span text:style-name="T3">Paul Butler</text:span></text:p>
          <text:p text:style-name="P1"><text:span text:style-name="T3">Virtually May 19, 202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7;p:notes" draw:style-name="gr2" draw:layer="layout" svg:width="16.933cm" svg:height="9.524cm" svg:x="1.059cm" svg:y="1.905cm" draw:page-number="1" presentation:class="page"/>
          <draw:frame draw:name="Google Shape;58;p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to expect" draw:style-name="dp1" draw:master-page-name="TITLE_5f_ONLY" presentation:presentation-page-layout-name="AL2T19">
        <draw:frame draw:name="Google Shape;67;p14" presentation:style-name="pr3" draw:text-style-name="P5" draw:layer="layout" svg:width="23.667cm" svg:height="1.731cm" svg:x="1.732cm" svg:y="1.137cm" presentation:class="title" presentation:user-transformed="true">
          <draw:text-box>
            <text:p text:style-name="P1"><text:span text:style-name="T4">What to expect</text:span></text:p>
          </draw:text-box>
        </draw:frame>
        <draw:custom-shape draw:name="Google Shape;68;p14" draw:style-name="gr1" draw:text-style-name="P3" draw:layer="layout" svg:width="20.38cm" svg:height="3.557cm" svg:x="2.216cm" svg:y="9.853cm">
          <text:p text:style-name="P1"><text:span text:style-name="T5">These few slides are intended to provide a quick orientation on a couple of fundamental aspects and on the outline of the demo tutorial. <text:s/>They are intended to be followed immediately by a live, hands-on, demo/tour using SasView to write model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4" draw:style-name="gr3" draw:text-style-name="P6" draw:layer="layout" svg:width="8.977cm" svg:height="1.41cm" svg:x="7.662cm" svg:y="2.868cm">
          <text:p text:style-name="P1"><text:span text:style-name="T5">We will be using SasView 5.0.4.</text:span></text:p>
          <draw:enhanced-geometry draw:mirror-horizontal="false" draw:mirror-vertical="false" draw:text-areas="0 ?f4 ?f5 ?f9" svg:viewBox="0 0 0 0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Google Shape;70;p14" draw:style-name="gr4" draw:text-style-name="P7" draw:layer="layout" svg:width="17.31cm" svg:height="2.896cm" svg:x="3.496cm" svg:y="5.282cm">
          <text:p text:style-name="P1"><text:span text:style-name="T5">No prior experience is required. However a knowledge of SAS would be helpful along with a knowledge of enough maths to write the necessary functions</text:span></text:p>
          <text:p text:style-name="P1"><text:span text:style-name="T6"/></text:p>
          <draw:enhanced-geometry draw:mirror-horizontal="false" draw:mirror-vertical="false" draw:text-areas="?f38 ?f38 ?f39 ?f40" svg:viewBox="0 0 0 0" draw:type="ooxml-wedgeRoundRectCallout" draw:modifiers="-20833 62500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name="Google Shape;64;gda87b953ee_0_49:notes" draw:style-name="gr2" draw:layer="layout" svg:width="16.932cm" svg:height="9.524cm" svg:x="1.059cm" svg:y="1.905cm" draw:page-number="2" presentation:class="page"/>
          <draw:frame draw:name="Google Shape;65;gda87b953ee_0_4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ME FUNDAMENTALS" draw:style-name="dp1" draw:master-page-name="TITLE_5f_ONLY" presentation:presentation-page-layout-name="AL2T19">
        <draw:frame draw:name="Google Shape;75;p15" presentation:style-name="pr3" draw:text-style-name="P5" draw:layer="layout" svg:width="23.667cm" svg:height="1.731cm" svg:x="1.732cm" svg:y="1.137cm" presentation:class="title" presentation:user-transformed="true">
          <draw:text-box>
            <text:p text:style-name="P1"><text:span text:style-name="T4">SOME FUNDAMENTALS</text:span></text:p>
          </draw:text-box>
        </draw:frame>
        <draw:custom-shape draw:name="Google Shape;76;p15" draw:style-name="gr1" draw:text-style-name="P3" draw:layer="layout" svg:width="20.369cm" svg:height="8.891cm" svg:x="2.25cm" svg:y="4.763cm">
          <text:list text:style-name="L5">
            <text:list-item>
              <text:p text:style-name="P8"><text:span text:style-name="T5">There is ZERO difference between built in model files and custom/plugin model files.</text:span></text:p>
            </text:list-item>
          </text:list>
          <text:list text:style-name="L6">
            <text:list-item>
              <text:list>
                <text:list-item>
                  <text:p text:style-name="P8"><text:span text:style-name="T5">But there are some differences in how the GUI handles them…</text:span></text:p>
                </text:list-item>
              </text:list>
            </text:list-item>
            <text:list-item>
              <text:p text:style-name="P8"><text:span text:style-name="T5">You do NOT need anything but SasView to create a model</text:span></text:p>
              <text:list>
                <text:list-item>
                  <text:p text:style-name="P8"><text:span text:style-name="T5">Though it may help for complicated things ….</text:span></text:p>
                </text:list-item>
              </text:list>
            </text:list-item>
            <text:list-item>
              <text:p text:style-name="P8"><text:span text:style-name="T5">You must know:</text:span></text:p>
              <text:list>
                <text:list-item>
                  <text:p text:style-name="P8"><text:span text:style-name="T5">The equation you want to use (I(Q) = ….. what?)</text:span></text:p>
                </text:list-item>
                <text:list-item>
                  <text:p text:style-name="P8"><text:span text:style-name="T5">What are the adjustable parameters in that model</text:span></text:p>
                </text:list-item>
                <text:list-item>
                  <text:p text:style-name="P8"><text:span text:style-name="T5">…</text:span><text:span text:style-name="T5">. And then the complexities of polydispersity, orientation, integer parameters, “multiplicity” etc.</text:span></text:p>
                </text:list-item>
              </text:list>
            </text:list-item>
          </text:list>
          <text:p text:style-name="P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15" draw:style-name="gr5" draw:text-style-name="P6" draw:layer="layout" svg:width="16.612cm" svg:height="1.282cm" svg:x="6.6cm" svg:y="3.224cm">
          <text:p text:style-name="P1"><text:span text:style-name="T5">POSTULATE: creating a new model in SasView is EASY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72;gda87b953ee_0_63:notes" draw:style-name="gr2" draw:layer="layout" svg:width="16.932cm" svg:height="9.524cm" svg:x="1.059cm" svg:y="1.905cm" draw:page-number="3" presentation:class="page"/>
          <draw:frame draw:name="Google Shape;73;gda87b953ee_0_63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RE FUNDAMENTALS" draw:style-name="dp1" draw:master-page-name="TITLE_5f_ONLY" presentation:presentation-page-layout-name="AL2T19">
        <draw:frame draw:name="Google Shape;82;p16" presentation:style-name="pr3" draw:text-style-name="P5" draw:layer="layout" svg:width="23.667cm" svg:height="1.731cm" svg:x="1.732cm" svg:y="1.137cm" presentation:class="title" presentation:user-transformed="true">
          <draw:text-box>
            <text:p text:style-name="P1"><text:span text:style-name="T4">MORE FUNDAMENTALS</text:span></text:p>
          </draw:text-box>
        </draw:frame>
        <draw:custom-shape draw:name="Google Shape;83;p16" draw:style-name="gr1" draw:text-style-name="P3" draw:layer="layout" svg:width="20.718cm" svg:height="4.319cm" svg:x="2.166cm" svg:y="6.599cm">
          <text:p text:style-name="P1"><text:span text:style-name="T7">NOTE: </text:span><text:span text:style-name="T5">SasView provides “magic” and tools specific to SAS data, and the models and GUI make assumptions about the data being SAS data. </text:span><text:span text:style-name="T8">HOWEVER</text:span><text:span text:style-name="T5">, fundamentally, SasView can fit/model any data with any equation that can be given analytically (NSE maybe?)</text:span></text:p>
          <text:p text:style-name="P1"><text:span text:style-name="T7">NOTE2:</text:span><text:span text:style-name="T5"> SasView 4.2 is no longer being worked on and will soon be obsolet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6" draw:style-name="gr5" draw:text-style-name="P6" draw:layer="layout" svg:width="16.612cm" svg:height="1.282cm" svg:x="6.6cm" svg:y="3.224cm">
          <text:p text:style-name="P1"><text:span text:style-name="T5">POSTULATE: creating a new model in SasView is EASY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79;gda87b953ee_0_68:notes" draw:style-name="gr2" draw:layer="layout" svg:width="16.932cm" svg:height="9.524cm" svg:x="1.059cm" svg:y="1.905cm" draw:page-number="4" presentation:class="page"/>
          <draw:frame draw:name="Google Shape;80;gda87b953ee_0_68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WE WILL COVER" draw:style-name="dp1" draw:master-page-name="TITLE_5f_ONLY" presentation:presentation-page-layout-name="AL2T19">
        <draw:frame draw:name="Google Shape;89;p17" presentation:style-name="pr3" draw:text-style-name="P5" draw:layer="layout" svg:width="23.667cm" svg:height="1.731cm" svg:x="1.732cm" svg:y="1.137cm" presentation:class="title" presentation:user-transformed="true">
          <draw:text-box>
            <text:p text:style-name="P1"><text:span text:style-name="T4">WHAT WE WILL COVER</text:span></text:p>
          </draw:text-box>
        </draw:frame>
        <draw:custom-shape draw:name="Google Shape;90;p17" draw:style-name="gr1" draw:text-style-name="P3" draw:layer="layout" svg:width="20.369cm" svg:height="6.639cm" svg:x="1.957cm" svg:y="6.388cm">
          <text:list text:style-name="L5">
            <text:list-item>
              <text:p text:style-name="P9"><text:span text:style-name="T5">The three types of model files that can be used (ALL include </text:span><text:span text:style-name="T9">mymodel.py</text:span><text:span text:style-name="T5">)</text:span></text:p>
            </text:list-item>
            <text:list-item>
              <text:p text:style-name="P9"><text:span text:style-name="T5">How to use the built in tools in SasView to do most of the work</text:span></text:p>
            </text:list-item>
            <text:list-item>
              <text:p text:style-name="P9"><text:span text:style-name="T5">How to create 1D and 2D models and the concept of orientation</text:span></text:p>
            </text:list-item>
            <text:list-item>
              <text:p text:style-name="P9"><text:span text:style-name="T5">Structure factors vs form factors</text:span></text:p>
            </text:list-item>
            <text:list-item>
              <text:p text:style-name="P9"><text:span text:style-name="T5">How to make a form factor available to P*S and/or the beta appox.</text:span></text:p>
            </text:list-item>
            <text:list-item>
              <text:p text:style-name="P9"><text:span text:style-name="T5">How to make the model available immediately to the community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7" draw:style-name="gr5" draw:text-style-name="P6" draw:layer="layout" svg:width="16.612cm" svg:height="1.282cm" svg:x="6.6cm" svg:y="3.224cm">
          <text:p text:style-name="P1"><text:span text:style-name="T5">POSTULATE: creating a new model in SasView is EASY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86;gda87b953ee_0_75:notes" draw:style-name="gr2" draw:layer="layout" svg:width="16.932cm" svg:height="9.524cm" svg:x="1.059cm" svg:y="1.905cm" draw:page-number="5" presentation:class="page"/>
          <draw:frame draw:name="Google Shape;87;gda87b953ee_0_75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PLAN" draw:style-name="dp1" draw:master-page-name="TITLE_5f_ONLY" presentation:presentation-page-layout-name="AL2T19">
        <draw:frame draw:name="Google Shape;96;p18" presentation:style-name="pr3" draw:text-style-name="P5" draw:layer="layout" svg:width="23.667cm" svg:height="1.731cm" svg:x="1.732cm" svg:y="1.137cm" presentation:class="title" presentation:user-transformed="true">
          <draw:text-box>
            <text:p text:style-name="P1"><text:span text:style-name="T4">THE PLAN</text:span></text:p>
          </draw:text-box>
        </draw:frame>
        <draw:custom-shape draw:name="Google Shape;97;p18" draw:style-name="gr1" draw:text-style-name="P3" draw:layer="layout" svg:width="21.172cm" svg:height="9.267cm" svg:x="2.04cm" svg:y="5.039cm">
          <text:list text:style-name="L5">
            <text:list-item>
              <text:p text:style-name="P9"><text:span text:style-name="T5">Write a simple python model (MODEL TYPE I) with no polydispersity using the Add model function</text:span></text:p>
            </text:list-item>
            <text:list-item>
              <text:p text:style-name="P9"><text:span text:style-name="T5">Rewrite using special functions (and even other packages, e.g.scipy)</text:span></text:p>
            </text:list-item>
            <text:list-item>
              <text:p text:style-name="P9"><text:span text:style-name="T5">Add polydispersity and the form_volume function</text:span></text:p>
            </text:list-item>
            <text:list-item>
              <text:p text:style-name="P9"><text:span text:style-name="T5">Enable use with structure factor (effective radius - deprecated and new)</text:span></text:p>
            </text:list-item>
            <text:list-item>
              <text:p text:style-name="P9"><text:span text:style-name="T5">Rewrite in C (MODEL TYPE II and III)</text:span></text:p>
            </text:list-item>
            <text:list-item>
              <text:p text:style-name="P9"><text:span text:style-name="T5">Using (and creating) C library functions</text:span></text:p>
            </text:list-item>
            <text:list-item>
              <text:p text:style-name="P9"><text:span text:style-name="T5">Using cylinder model to look at orientation.</text:span></text:p>
            </text:list-item>
            <text:list-item>
              <text:p text:style-name="P9"><text:span text:style-name="T5">Use of various other flags</text:span></text:p>
            </text:list-item>
            <text:list-item>
              <text:p text:style-name="P9"><text:span text:style-name="T5">MAYBE .. multiplicity and Reparameterization…. A powerful new too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8" draw:style-name="gr5" draw:text-style-name="P6" draw:layer="layout" svg:width="16.612cm" svg:height="1.282cm" svg:x="6.6cm" svg:y="2.868cm">
          <text:p text:style-name="P1"><text:span text:style-name="T5">POSTULATE: creating a new model in SasView is EASY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93;gda87b953ee_0_82:notes" draw:style-name="gr2" draw:layer="layout" svg:width="16.932cm" svg:height="9.524cm" svg:x="1.059cm" svg:y="1.905cm" draw:page-number="6" presentation:class="page"/>
          <draw:frame draw:name="Google Shape;94;gda87b953ee_0_82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aleway" svg:font-family="Raleway"/>
    <style:font-face style:name="Source Sans Pro" svg:font-family="'Source Sans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solid" draw:fill-color="#5e2b9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5e2b97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Source Sans Pro" fo:font-size="10pt" fo:letter-spacing="normal" fo:font-style="normal" style:text-underline-style="none" fo:font-weight="normal" style:font-name-asian="Source Sans Pro" style:font-size-asian="10pt" style:font-style-asian="normal" style:font-weight-asian="normal" style:font-name-complex="Source Sans Pro" style:font-size-complex="10pt" style:font-style-complex="normal" style:font-weight-complex="normal"/>
    </style:style>
    <style:style style:name="MT2" style:family="text">
      <style:text-properties fo:font-variant="normal" fo:text-transform="none" fo:color="#7f7f7f" style:text-line-through-style="none" style:text-line-through-type="none" style:text-position="0% 100%" style:font-name="Source Sans Pro" fo:font-size="10pt" fo:letter-spacing="normal" fo:font-style="normal" style:text-underline-style="none" fo:font-weight="normal" style:font-name-asian="Source Sans Pro" style:font-size-asian="10pt" style:font-style-asian="normal" style:font-weight-asian="normal" style:font-name-complex="Source Sans Pr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9;p1" draw:style-name="Mgr3" draw:text-style-name="MP5" draw:layer="backgroundobjects" svg:width="1.731cm" svg:height="1.731cm" svg:x="0.172cm" svg:y="1.137cm">
        <draw:image xlink:href="Pictures/100002010000014000000140FF8623E2DE13D647.png" xlink:type="simple" xlink:show="embed" xlink:actuate="onLoad">
          <text:p/>
        </draw:image>
      </draw:frame>
      <draw:custom-shape draw:name="Google Shape;11;p2" draw:style-name="Mgr4" draw:text-style-name="MP6" draw:layer="backgroundobjects" svg:width="24.951cm" svg:height="6.698cm" svg:x="0.224cm" svg:y="7.36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;p2" presentation:style-name="TITLE-title" draw:layer="backgroundobjects" svg:width="22.732cm" svg:height="4.092cm" svg:x="1.35cm" svg:y="0.735cm" presentation:class="title" presentation:placeholder="true" presentation:user-transformed="true">
        <draw:text-box/>
      </draw:frame>
      <draw:frame draw:name="Google Shape;14;p2" presentation:style-name="Mpr1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frame draw:name="Google Shape;9;p1" draw:style-name="Mgr3" draw:text-style-name="MP5" draw:layer="backgroundobjects" svg:width="1.731cm" svg:height="1.731cm" svg:x="0.172cm" svg:y="1.137cm">
        <draw:image xlink:href="Pictures/100002010000014000000140FF8623E2DE13D647.png" xlink:type="simple" xlink:show="embed" xlink:actuate="onLoad">
          <text:p/>
        </draw:image>
      </draw:frame>
      <draw:frame draw:name="Google Shape;29;p6" presentation:style-name="TITLE_5f_ONLY-title" draw:layer="backgroundobjects" svg:width="23.667cm" svg:height="1.731cm" svg:x="1.732cm" svg:y="1.137cm" presentation:class="title" presentation:placeholder="true" presentation:user-transformed="true">
        <draw:text-box/>
      </draw:frame>
      <draw:frame draw:name="Google Shape;30;p6" presentation:style-name="Mpr4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2"/>
    <meta:generator>LibreOfficeDev/6.0.5.2$Linux_X86_64 LibreOffice_project/</meta:generator>
  </office:meta>
</office:document-meta>
</file>